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">
            <text:p>8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780" table:formula="of:=SUM([.E2:.E54])" table:style-name="ce18">
            <text:p>478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2-18T08:25:35Z</dc:date>
    <meta:print-date>2025-02-14T12:49:42Z</meta:print-date>
    <meta:editing-cycles>142</meta:editing-cycles>
    <meta:editing-duration>PT206599S</meta:editing-duration>
  </office:meta>
</office:document-meta>
</file>